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410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8398in"/>
    </style:style>
    <style:style style:name="co24" style:family="table-column">
      <style:table-column-properties fo:break-before="auto" style:column-width="0.8827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0.861in"/>
    </style:style>
    <style:style style:name="co27" style:family="table-column">
      <style:table-column-properties fo:break-before="auto" style:column-width="0.979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0.7429in"/>
    </style:style>
    <style:style style:name="co30" style:family="table-column">
      <style:table-column-properties fo:break-before="auto" style:column-width="0.9102in"/>
    </style:style>
    <style:style style:name="co31" style:family="table-column">
      <style:table-column-properties fo:break-before="auto" style:column-width="0.6898in"/>
    </style:style>
    <style:style style:name="co32" style:family="table-column">
      <style:table-column-properties fo:break-before="auto" style:column-width="0.3354in"/>
    </style:style>
    <style:style style:name="co33" style:family="table-column">
      <style:table-column-properties fo:break-before="auto" style:column-width="0.3252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E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 table:number-rows-repeated="27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30" calcext:value-type="float">
            <text:p>53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content-validation-name="val1" table:formula="of:=SUM([.B41:.G41])" office:value-type="float" office:value="322" calcext:value-type="float">
            <text:p>322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content-validation-name="val1" table:formula="of:=SUM([.B42:.G42])" office:value-type="float" office:value="436" calcext:value-type="float">
            <text:p>43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43:.G43])" office:value-type="float" office:value="520" calcext:value-type="float">
            <text:p>52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kill lin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 table:number-rows-repeated="1048532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Evo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table:content-validation-name="val1"/>
          <table:table-cell table:number-columns-repeated="21"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office:value-type="string" calcext:value-type="string">
            <text:p>method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number-columns-repeated="21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number-columns-repeated="21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number-columns-repeated="21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number-columns-repeated="21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number-columns-repeated="21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table:number-columns-repeated="21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lev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alea</text:p>
          </table:table-cell>
          <table:table-cell table:number-columns-repeated="1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zalea</text:p>
          </table:table-cell>
          <table:table-cell table:number-columns-repeated="1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table:number-columns-repeated="21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lev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ephyra</text:p>
          </table:table-cell>
          <table:table-cell table:number-columns-repeated="1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Zephyra</text:p>
          </table:table-cell>
          <table:table-cell table:number-columns-repeated="1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table:number-columns-repeated="21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table:number-columns-repeated="21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table:number-columns-repeated="21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lev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ria</text:p>
          </table:table-cell>
          <table:table-cell table:number-columns-repeated="1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lev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Yuria</text:p>
          </table:table-cell>
          <table:table-cell table:number-columns-repeated="1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table:number-columns-repeated="21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Gemma</text:p>
          </table:table-cell>
          <table:table-cell table:number-columns-repeated="1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table:number-columns-repeated="21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table:number-columns-repeated="21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table:number-columns-repeated="21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table:number-columns-repeated="21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table:number-columns-repeated="21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lev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rin</text:p>
          </table:table-cell>
          <table:table-cell table:number-columns-repeated="1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lev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Karin</text:p>
          </table:table-cell>
          <table:table-cell table:number-columns-repeated="1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table:number-columns-repeated="21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table:number-columns-repeated="21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ucilleR</text:p>
          </table:table-cell>
          <table:table-cell table:number-columns-repeated="1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1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table:number-columns-repeated="21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table:number-columns-repeated="21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table:number-columns-repeated="21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lev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elaide</text:p>
          </table:table-cell>
          <table:table-cell table:number-columns-repeated="1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lev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delaide</text:p>
          </table:table-cell>
          <table:table-cell table:number-columns-repeated="1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table:number-columns-repeated="21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table:number-columns-repeated="21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table:number-columns-repeated="21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table:number-columns-repeated="21"/>
        </table:table-row>
        <table:table-row table:style-name="ro1" table:number-rows-repeated="10485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mages" table:style-name="ta1">
        <table:table-column table:style-name="co2" table:default-cell-style-name="ce1"/>
        <table:table-column table:style-name="co15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 table:number-rows-repeated="26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number-columns-repeated="5" table:default-cell-style-name="Default"/>
        <table:table-column table:style-name="co30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9]);[.A80])" office:value-type="string" office:string-value="CRensa" calcext:value-type="string">
            <text:p>CRensa</text:p>
          </table:table-cell>
          <table:table-cell table:style-name="ce18" office:value-type="float" office:value="40.5" calcext:value-type="float">
            <text:p>4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0]);[.A81])" office:value-type="string" office:string-value="CRensa" calcext:value-type="string">
            <text:p>CRen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1]);[.A82])" office:value-type="string" office:string-value="Rensa" calcext:value-type="string">
            <text:p>Rensa</text:p>
          </table:table-cell>
          <table:table-cell table:style-name="ce18" office:value-type="float" office:value="41.5" calcext:value-type="float">
            <text:p>4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2]);[.A83])" office:value-type="string" office:string-value="Rensa" calcext:value-type="string">
            <text:p>Rens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3]);[.A84])" office:value-type="string" office:string-value="ERensa" calcext:value-type="string">
            <text:p>ERensa</text:p>
          </table:table-cell>
          <table:table-cell table:style-name="ce18" office:value-type="float" office:value="42.5" calcext:value-type="float">
            <text:p>4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4]);[.A85])" office:value-type="string" office:string-value="ERensa" calcext:value-type="string">
            <text:p>ERens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ce21"/>
        <table:table-column table:style-name="co32" table:default-cell-style-name="ce25"/>
        <table:table-column table:style-name="co32" table:number-columns-repeated="6" table:default-cell-style-name="ce26"/>
        <table:table-column table:style-name="co32" table:default-cell-style-name="ce27"/>
        <table:table-column table:style-name="co33" table:default-cell-style-name="ce25"/>
        <table:table-column table:style-name="co33" table:default-cell-style-name="ce24"/>
        <table:table-column table:style-name="co33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1]" office:value-type="string" office:string-value="CRensa" calcext:value-type="string">
            <text:p>C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2]" office:value-type="string" office:string-value="Rensa" calcext:value-type="string">
            <text:p>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3]" office:value-type="string" office:string-value="ERensa" calcext:value-type="string">
            <text:p>E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28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G44:TMHM.BG1048576 TMHM.B3:TMHM.BG43 TMHM.B44:TMHM.BF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8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table table:name="Analysis" table:style-name="ta1">
        <table:table-column table:style-name="co2" table:number-columns-repeated="4" table:default-cell-style-name="Default"/>
        <table:table-column table:style-name="co2" table:default-cell-style-name="ce39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table:formula="of:=COUNTIF([$Stats.I$1:$Stats.I$1048576];[.A2])+COUNTIF([$Stats.J$1:$Stats.J$1048576];[.A2])" office:value-type="float" office:value="11" calcext:value-type="float">
            <text:p>11</text:p>
          </table:table-cell>
          <table:table-cell/>
          <table:table-cell office:value-type="string" calcext:value-type="string">
            <text:p>HP</text:p>
          </table:table-cell>
          <table:table-cell table:formula="of:=AVERAGE([$Stats.B$1:$Stats.B$1048576])" office:value-type="float" office:value="71.0487804878049" calcext:value-type="float">
            <text:p>71.05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formula="of:=COUNTIF([$Stats.I$1:$Stats.I$1048576];[.A3])+COUNTIF([$Stats.J$1:$Stats.J$1048576];[.A3])" office:value-type="float" office:value="4" calcext:value-type="float">
            <text:p>4</text:p>
          </table:table-cell>
          <table:table-cell/>
          <table:table-cell office:value-type="string" calcext:value-type="string">
            <text:p>Attack</text:p>
          </table:table-cell>
          <table:table-cell table:formula="of:=AVERAGE([$Stats.C$1:$Stats.C$1048576])" office:value-type="float" office:value="81" calcext:value-type="float">
            <text:p>81.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$Stats.I$1:$Stats.I$1048576];[.A4])+COUNTIF([$Stats.J$1:$Stats.J$1048576];[.A4])" office:value-type="float" office:value="1" calcext:value-type="float">
            <text:p>1</text:p>
          </table:table-cell>
          <table:table-cell/>
          <table:table-cell office:value-type="string" calcext:value-type="string">
            <text:p>Defense</text:p>
          </table:table-cell>
          <table:table-cell table:formula="of:=AVERAGE([$Stats.D$1:$Stats.D$1048576])" office:value-type="float" office:value="69.5365853658537" calcext:value-type="float">
            <text:p>69.54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formula="of:=COUNTIF([$Stats.I$1:$Stats.I$1048576];[.A5])+COUNTIF([$Stats.J$1:$Stats.J$1048576];[.A5])" office:value-type="float" office:value="1" calcext:value-type="float">
            <text:p>1</text:p>
          </table:table-cell>
          <table:table-cell/>
          <table:table-cell office:value-type="string" calcext:value-type="string">
            <text:p>SpAtk</text:p>
          </table:table-cell>
          <table:table-cell table:formula="of:=AVERAGE([$Stats.E$1:$Stats.E$1048576])" office:value-type="float" office:value="73.2926829268293" calcext:value-type="float">
            <text:p>73.29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UNTIF([$Stats.I$1:$Stats.I$1048576];[.A6])+COUNTIF([$Stats.J$1:$Stats.J$1048576];[.A6])" office:value-type="float" office:value="3" calcext:value-type="float">
            <text:p>3</text:p>
          </table:table-cell>
          <table:table-cell/>
          <table:table-cell office:value-type="string" calcext:value-type="string">
            <text:p>SpDef</text:p>
          </table:table-cell>
          <table:table-cell table:formula="of:=AVERAGE([$Stats.F$1:$Stats.F$1048576])" office:value-type="float" office:value="77.4634146341464" calcext:value-type="float">
            <text:p>77.46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table:formula="of:=COUNTIF([$Stats.I$1:$Stats.I$1048576];[.A7])+COUNTIF([$Stats.J$1:$Stats.J$1048576];[.A7])" office:value-type="float" office:value="5" calcext:value-type="float">
            <text:p>5</text:p>
          </table:table-cell>
          <table:table-cell/>
          <table:table-cell office:value-type="string" calcext:value-type="string">
            <text:p>Speed</text:p>
          </table:table-cell>
          <table:table-cell table:formula="of:=AVERAGE([$Stats.G$1:$Stats.G$1048576])" office:value-type="float" office:value="73.7560975609756" calcext:value-type="float">
            <text:p>73.76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table:formula="of:=COUNTIF([$Stats.I$1:$Stats.I$1048576];[.A8])+COUNTIF([$Stats.J$1:$Stats.J$1048576];[.A8])" office:value-type="float" office:value="0" calcext:value-type="float">
            <text:p>0</text:p>
          </table:table-cell>
          <table:table-cell/>
          <table:table-cell office:value-type="string" calcext:value-type="string">
            <text:p>BST</text:p>
          </table:table-cell>
          <table:table-cell table:formula="of:=AVERAGE([$Stats.H$1:$Stats.H$1048576])" office:value-type="float" office:value="446.09756097561" calcext:value-type="float">
            <text:p>446.10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table:formula="of:=COUNTIF([$Stats.I$1:$Stats.I$1048576];[.A9])+COUNTIF([$Stats.J$1:$Stats.J$1048576];[.A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</text:p>
          </table:table-cell>
          <table:table-cell table:formula="of:=COUNTIF([$Stats.I$1:$Stats.I$1048576];[.A10])+COUNTIF([$Stats.J$1:$Stats.J$1048576];[.A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$Stats.I$1:$Stats.I$1048576];[.A11])+COUNTIF([$Stats.J$1:$Stats.J$1048576];[.A1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ic</text:p>
          </table:table-cell>
          <table:table-cell table:formula="of:=COUNTIF([$Stats.I$1:$Stats.I$1048576];[.A12])+COUNTIF([$Stats.J$1:$Stats.J$1048576];[.A1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$Stats.I$1:$Stats.I$1048576];[.A13])+COUNTIF([$Stats.J$1:$Stats.J$1048576];[.A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</text:p>
          </table:table-cell>
          <table:table-cell table:formula="of:=COUNTIF([$Stats.I$1:$Stats.I$1048576];[.A14])+COUNTIF([$Stats.J$1:$Stats.J$1048576];[.A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</text:p>
          </table:table-cell>
          <table:table-cell table:formula="of:=COUNTIF([$Stats.I$1:$Stats.I$1048576];[.A15])+COUNTIF([$Stats.J$1:$Stats.J$1048576];[.A15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el</text:p>
          </table:table-cell>
          <table:table-cell table:formula="of:=COUNTIF([$Stats.I$1:$Stats.I$1048576];[.A16])+COUNTIF([$Stats.J$1:$Stats.J$1048576];[.A1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table:formula="of:=COUNTIF([$Stats.I$1:$Stats.I$1048576];[.A17])+COUNTIF([$Stats.J$1:$Stats.J$1048576];[.A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</text:p>
          </table:table-cell>
          <table:table-cell table:formula="of:=COUNTIF([$Stats.I$1:$Stats.I$1048576];[.A18])+COUNTIF([$Stats.J$1:$Stats.J$1048576];[.A1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</text:p>
          </table:table-cell>
          <table:table-cell table:formula="of:=COUNTIF([$Stats.I$1:$Stats.I$1048576];[.A19])+COUNTIF([$Stats.J$1:$Stats.J$1048576];[.A19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23:18:21.927628699</meta:creation-date>
    <dc:date>2022-09-05T00:04:43.858980822</dc:date>
    <meta:editing-duration>PT6H7M23S</meta:editing-duration>
    <meta:editing-cycles>41</meta:editing-cycles>
    <meta:generator>LibreOffice/7.3.5.2$Linux_X86_64 LibreOffice_project/30$Build-2</meta:generator>
    <meta:document-statistic meta:table-count="8" meta:cell-count="4619" meta:object-count="0"/>
  </office:meta>
</office:document-meta>
</file>